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dfdc" officeooo:paragraph-rsid="0009c797"/>
    </style:style>
    <style:style style:name="P2" style:family="paragraph" style:parent-style-name="Standard">
      <style:text-properties officeooo:rsid="0009c797" officeooo:paragraph-rsid="0009c797"/>
    </style:style>
    <style:style style:name="T1" style:family="text">
      <style:text-properties officeooo:rsid="0009c797"/>
    </style:style>
    <style:style style:name="T2" style:family="text">
      <style:text-properties officeooo:rsid="000b87b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c797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9c797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 <text:span text:style-name="T5">Paragraph1</text:span></text:p>
      <text:p text:style-name="P2">Test <text:span text:style-name="T3">Paragraph2</text:span></text:p>
      <text:p text:style-name="P1"><text:span text:style-name="T4">Test</text:span><text:span text:style-name="T1"> Paragraph</text:span><text:span text:style-name="T2">3</text:span></text:p>
      <text:p text:style-name="P1"><text:span text:style-name="T6">Test</text:span><text:span text:style-name="T1"> Paragraph</text:span><text:span text:style-name="T2">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in Oruji</meta:initial-creator>
    <meta:creation-date>2013-09-12T10:49:29</meta:creation-date>
    <dc:date>2013-09-12T11:40:13</dc:date>
    <dc:creator>Amin Oruji</dc:creator>
    <meta:editing-duration>PT24S</meta:editing-duration>
    <meta:editing-cycles>7</meta:editing-cycles>
    <meta:generator>LibreOffice/4.0.2.2$Linux_x86 LibreOffice_project/400m0$Build-2</meta:generator>
    <meta:document-statistic meta:table-count="0" meta:image-count="0" meta:object-count="0" meta:page-count="1" meta:paragraph-count="4" meta:word-count="8" meta:character-count="60" meta:non-whitespace-character-count="56"/>
  </office:meta>
</office:document-meta>
</file>